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24.42mm" fo:margin-left="35.88mm" table:align="left" style:writing-mode="lr-tb"/>
    </style:style>
    <style:style style:name="Table1.A" style:family="table-column">
      <style:table-column-properties style:column-width="81.76mm"/>
    </style:style>
    <style:style style:name="Table1.B" style:family="table-column">
      <style:table-column-properties style:column-width="18.64mm"/>
    </style:style>
    <style:style style:name="Table1.C" style:family="table-column">
      <style:table-column-properties style:column-width="24.02mm"/>
    </style:style>
    <style:style style:name="Table1.1" style:family="table-row">
      <style:table-row-properties style:row-height="4.76mm"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-left="0.5pt solid #000001" fo:border-right="0.5pt solid #000001" fo:border-top="0.5pt solid #000001" fo:border-bottom="none">
        <style:background-image/>
      </style:table-cell-properties>
    </style:style>
    <style:style style:name="Table1.B1" style:family="table-cell">
      <style:table-cell-properties fo:background-color="#ffffff" fo:padding-left="1.91mm" fo:padding-right="1.91mm" fo:padding-top="0mm" fo:padding-bottom="0mm" fo:border-left="0.5pt solid #000001" fo:border-right="none" fo:border-top="0.5pt solid #000001" fo:border-bottom="none">
        <style:background-image/>
      </style:table-cell-properties>
    </style:style>
    <style:style style:name="Table1.C1" style:family="table-cell">
      <style:table-cell-properties fo:background-color="#ffffff" fo:padding-left="1.91mm" fo:padding-right="1.91mm" fo:padding-top="0mm" fo:padding-bottom="0mm" fo:border-left="none" fo:border-right="0.5pt solid #000001" fo:border-top="0.5pt solid #000001" fo:border-bottom="none">
        <style:background-image/>
      </style:table-cell-properties>
    </style:style>
    <style:style style:name="Table1.2" style:family="table-row">
      <style:table-row-properties style:row-height="28.08mm" fo:keep-together="auto"/>
    </style:style>
    <style:style style:name="Table1.A2" style:family="table-cell">
      <style:table-cell-properties fo:background-color="#ffffff" fo:padding-left="1.91mm" fo:padding-right="1.91mm" fo:padding-top="0mm" fo:padding-bottom="0mm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background-color="#ffffff" fo:padding-left="1.91mm" fo:padding-right="1.91mm" fo:padding-top="0mm" fo:padding-bottom="0mm" fo:border-left="0.5pt solid #000001" fo:border-right="0.5pt solid #000001" fo:border-top="none" fo:border-bottom="none">
        <style:background-image/>
      </style:table-cell-properties>
    </style:style>
    <style:style style:name="Table1.3" style:family="table-row">
      <style:table-row-properties style:row-height="0.95mm" fo:keep-together="auto"/>
    </style:style>
    <style:style style:name="Table1.B3" style:family="table-cell">
      <style:table-cell-properties fo:background-color="#ffffff" fo:padding-left="1.91mm" fo:padding-right="1.91mm" fo:padding-top="0mm" fo:padding-bottom="0mm" fo:border-left="0.5pt solid #000001" fo:border-right="none" fo:border-top="none" fo:border-bottom="none">
        <style:background-image/>
      </style:table-cell-properties>
    </style:style>
    <style:style style:name="Table2" style:family="table">
      <style:table-properties style:width="174.25mm" fo:margin-left="-1.91mm" table:align="left" style:writing-mode="lr-tb"/>
    </style:style>
    <style:style style:name="Table2.A" style:family="table-column">
      <style:table-column-properties style:column-width="137.92mm"/>
    </style:style>
    <style:style style:name="Table2.B" style:family="table-column">
      <style:table-column-properties style:column-width="36.32mm"/>
    </style:style>
    <style:style style:name="Table2.1" style:family="table-row">
      <style:table-row-properties style:row-height="28.31mm"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-left="none" fo:border-right="0.5pt solid #000001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1.91mm" fo:padding-right="1.91mm" fo:padding-top="0mm" fo:padding-bottom="0mm" fo:border-left="0.5pt solid #000001" fo:border-right="0.5pt solid #000001" fo:border-top="none" fo:border-bottom="none">
        <style:background-image/>
      </style:table-cell-properties>
    </style:style>
    <style:style style:name="Table2.2" style:family="table-row">
      <style:table-row-properties style:row-height="5.49mm" fo:keep-together="auto"/>
    </style:style>
    <style:style style:name="Table2.A2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 style:master-page-name="Standard">
      <style:paragraph-properties fo:margin-top="0.04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style:line-height-at-least="1.76mm" fo:text-align="start" style:justify-single-word="false" fo:text-indent="0mm" style:auto-text-indent="false"/>
    </style:style>
    <style:style style:name="P3" style:family="paragraph" style:parent-style-name="Standard" style:master-page-name="">
      <style:paragraph-properties fo:margin-left="0mm" fo:margin-right="0mm" fo:margin-top="0mm" fo:margin-bottom="0mm" fo:line-height="4.89mm" fo:text-align="start" style:justify-single-word="false" fo:text-indent="0mm" style:auto-text-indent="false" style:page-number="auto"/>
    </style:style>
    <style:style style:name="P4" style:family="paragraph" style:parent-style-name="Standard">
      <style:paragraph-properties fo:margin-left="0mm" fo:margin-right="0mm" fo:margin-top="1.27mm" fo:margin-bottom="0mm" style:line-height-at-least="1.76mm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5.08mm" fo:margin-bottom="0mm" style:line-height-at-least="1.76mm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2.54mm" fo:margin-bottom="0mm" fo:line-height="85%" fo:text-align="start" style:justify-single-word="false" fo:text-indent="0mm" style:auto-text-indent="false">
        <style:tab-stops>
          <style:tab-stop style:position="12.7mm"/>
          <style:tab-stop style:position="70.4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0mm" fo:margin-top="2.54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3.57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mm" fo:margin-right="0mm" fo:margin-top="10.16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6.11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margin-top="9.53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6.11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7.62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6.11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1.91mm" fo:margin-bottom="5.08mm" style:line-height-at-least="1.76mm" fo:text-align="start" style:justify-single-word="false" fo:text-indent="0mm" style:auto-text-indent="false">
        <style:tab-stops>
          <style:tab-stop style:position="12.7mm"/>
          <style:tab-stop style:position="17.52mm"/>
          <style:tab-stop style:position="66.29mm"/>
          <style:tab-stop style:position="109.27mm"/>
          <style:tab-stop style:position="166.11mm" style:type="right"/>
        </style:tab-stops>
      </style:paragraph-properties>
    </style:style>
    <style:style style:name="P12" style:family="paragraph" style:parent-style-name="Standard">
      <style:paragraph-properties fo:margin-left="0mm" fo:margin-right="0mm" fo:margin-top="1.91mm" fo:margin-bottom="7.62mm" style:line-height-at-least="1.76mm" fo:text-align="start" style:justify-single-word="false" fo:text-indent="0mm" style:auto-text-indent="false">
        <style:tab-stops>
          <style:tab-stop style:position="12.7mm"/>
          <style:tab-stop style:position="124.7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0mm" fo:margin-top="3.81mm" fo:margin-bottom="0mm" fo:line-height="4.15mm" fo:text-align="start" style:justify-single-word="false" fo:text-indent="0mm" style:auto-text-indent="false">
        <style:tab-stops>
          <style:tab-stop style:position="12.7mm"/>
          <style:tab-stop style:position="61.6mm" style:type="right"/>
        </style:tab-stops>
      </style:paragraph-properties>
    </style:style>
    <style:style style:name="P14" style:family="paragraph" style:parent-style-name="Standard">
      <style:paragraph-properties fo:margin-left="3.18mm" fo:margin-right="4.45mm" fo:margin-top="4.45mm" fo:margin-bottom="0mm" style:line-height-at-least="1.76mm" fo:text-align="start" style:justify-single-word="false" fo:text-indent="0mm" style:auto-text-indent="false"/>
    </style:style>
    <style:style style:name="P15" style:family="paragraph" style:parent-style-name="Standard">
      <style:paragraph-properties fo:margin-left="0mm" fo:margin-right="8.03mm" fo:margin-top="0mm" fo:margin-bottom="0mm" fo:line-height="85%" fo:text-align="end" style:justify-single-word="false" fo:text-indent="0mm" style:auto-text-indent="false"/>
    </style:style>
    <style:style style:name="P16" style:family="paragraph" style:parent-style-name="Standard">
      <style:paragraph-properties fo:margin-left="0mm" fo:margin-right="8.03mm" fo:margin-top="9.53mm" fo:margin-bottom="0mm" fo:line-height="82%" fo:text-align="end" style:justify-single-word="false" fo:text-indent="0mm" style:auto-text-indent="false"/>
    </style:style>
    <style:style style:name="P17" style:family="paragraph" style:parent-style-name="Standard">
      <style:paragraph-properties fo:margin-top="0mm" fo:margin-bottom="0.92mm" fo:line-height="0.35mm"/>
    </style:style>
    <style:style style:name="P18" style:family="paragraph" style:parent-style-name="Standard">
      <style:paragraph-properties fo:margin-left="140.97mm" fo:margin-right="0mm" fo:margin-top="0mm" fo:margin-bottom="0mm" fo:line-height="85%" fo:text-align="start" style:justify-single-word="false" fo:text-indent="0mm" style:auto-text-indent="false"/>
    </style:style>
    <style:style style:name="P19" style:family="paragraph" style:parent-style-name="Standard">
      <style:paragraph-properties fo:margin-left="71.12mm" fo:margin-right="0mm" fo:margin-top="0.64mm" fo:margin-bottom="0mm" fo:line-height="82%" fo:text-align="start" style:justify-single-word="false" fo:text-indent="0mm" style:auto-text-indent="false"/>
    </style:style>
    <style:style style:name="P20" style:family="paragraph" style:parent-style-name="Standard">
      <style:paragraph-properties fo:margin-left="71.12mm" fo:margin-right="0mm" fo:margin-top="6.35mm" fo:margin-bottom="0mm" fo:line-height="82%" fo:text-align="start" style:justify-single-word="false" fo:text-indent="0mm" style:auto-text-indent="false"/>
    </style:style>
    <style:style style:name="P21" style:family="paragraph" style:parent-style-name="Standard">
      <style:paragraph-properties fo:margin-left="66.04mm" fo:margin-right="0mm" fo:margin-top="5.72mm" fo:margin-bottom="0mm" fo:line-height="82%" fo:text-align="start" style:justify-single-word="false" fo:text-indent="0mm" style:auto-text-indent="false"/>
    </style:style>
    <style:style style:name="P22" style:family="paragraph" style:parent-style-name="Standard">
      <style:paragraph-properties fo:margin-left="1.27mm" fo:margin-right="0mm" fo:margin-top="5.08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7.38mm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1.27mm" fo:margin-right="0mm" fo:margin-top="10.8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  <style:tab-stop style:position="141.02mm" style:type="right" style:leader-style="dotted" style:leader-text="."/>
        </style:tab-stops>
      </style:paragraph-properties>
    </style:style>
    <style:style style:name="P24" style:family="paragraph" style:parent-style-name="Standard" style:list-style-name="WWNum1">
      <style:paragraph-properties fo:margin-left="1.27mm" fo:margin-right="0mm" fo:margin-top="10.16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</style:tab-stops>
      </style:paragraph-properties>
    </style:style>
    <style:style style:name="P25" style:family="paragraph" style:parent-style-name="Standard">
      <style:paragraph-properties fo:margin-left="0mm" fo:margin-right="8.89mm" fo:margin-top="2.54mm" fo:margin-bottom="0mm" fo:line-height="150%" fo:text-align="start" style:justify-single-word="false" fo:text-indent="0mm" style:auto-text-indent="false">
        <style:tab-stops>
          <style:tab-stop style:position="12.7mm"/>
          <style:tab-stop style:position="166.11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mm" fo:margin-right="76.2mm" fo:margin-top="3.18mm" fo:margin-bottom="0mm" fo:line-height="6.91mm" fo:text-align="start" style:justify-single-word="false" fo:text-indent="0mm" style:auto-text-indent="false"/>
    </style:style>
    <style:style style:name="P27" style:family="paragraph" style:parent-style-name="Standard">
      <style:paragraph-properties fo:margin-left="48.26mm" fo:margin-right="0mm" fo:margin-top="1.27mm" fo:margin-bottom="0mm" fo:line-height="4.69mm" fo:text-align="start" style:justify-single-word="false" fo:text-indent="0mm" style:auto-text-indent="false"/>
    </style:style>
    <style:style style:name="P28" style:family="paragraph" style:parent-style-name="Standard">
      <style:paragraph-properties fo:margin-left="0mm" fo:margin-right="66.55mm" fo:margin-top="0mm" fo:margin-bottom="0mm" style:line-height-at-least="1.76mm" fo:text-align="end" style:justify-single-word="false" fo:text-indent="0mm" style:auto-text-indent="false"/>
    </style:style>
    <style:style style:name="P29" style:family="paragraph" style:parent-style-name="Standard">
      <style:paragraph-properties fo:margin-left="0mm" fo:margin-right="17.64mm" fo:margin-top="0.64mm" fo:margin-bottom="0mm" fo:line-height="82%" fo:text-align="end" style:justify-single-word="false" fo:text-indent="0mm" style:auto-text-indent="false"/>
    </style:style>
    <style:style style:name="P30" style:family="paragraph" style:parent-style-name="Standard">
      <style:paragraph-properties fo:margin-left="0mm" fo:margin-right="17.64mm" fo:margin-top="5.08mm" fo:margin-bottom="0mm" fo:line-height="76%" fo:text-align="end" style:justify-single-word="false" fo:text-indent="0mm" style:auto-text-indent="false"/>
    </style:style>
    <style:style style:name="P31" style:family="paragraph" style:parent-style-name="Standard">
      <style:paragraph-properties fo:margin-left="0mm" fo:margin-right="20.81mm" fo:margin-top="10.16mm" fo:margin-bottom="0mm" fo:line-height="82%" fo:text-align="end" style:justify-single-word="false" fo:text-indent="0mm" style:auto-text-indent="false"/>
    </style:style>
    <style:style style:name="P32" style:family="paragraph" style:parent-style-name="Standard" style:master-page-name="">
      <style:paragraph-properties style:page-number="auto"/>
    </style:style>
    <style:style style:name="P33" style:family="paragraph" style:parent-style-name="Standard" style:list-style-name="WWNum3">
      <style:paragraph-properties fo:margin-left="3.81mm" fo:margin-right="0mm" fo:margin-top="0mm" fo:margin-bottom="0mm" style:line-height-at-least="1.76mm" fo:text-align="start" style:justify-single-word="false" fo:text-indent="0mm" style:auto-text-indent="false">
        <style:tab-stops>
          <style:tab-stop style:position="10.16mm" style:type="char" style:char="."/>
          <style:tab-stop style:position="12.7mm"/>
        </style:tab-stops>
      </style:paragraph-properties>
    </style:style>
    <style:style style:name="P34" style:family="paragraph" style:parent-style-name="Standard" style:master-page-name="Converted1">
      <style:paragraph-properties fo:margin-left="3.81mm" fo:margin-right="0mm" fo:margin-top="0mm" fo:margin-bottom="0mm" style:line-height-at-least="1.76mm" fo:text-align="start" style:justify-single-word="false" fo:text-indent="0mm" style:auto-text-indent="false" style:page-number="auto"/>
    </style:style>
    <style:style style:name="P35" style:family="paragraph" style:parent-style-name="Standard">
      <style:paragraph-properties fo:margin-left="3.81mm" fo:margin-right="0mm" fo:margin-top="3.81mm" fo:margin-bottom="0mm" style:line-height-at-least="1.76mm" fo:text-align="start" style:justify-single-word="false" fo:text-indent="0mm" style:auto-text-indent="false"/>
    </style:style>
    <style:style style:name="P36" style:family="paragraph" style:parent-style-name="Standard" style:list-style-name="WWNum2">
      <style:paragraph-properties fo:margin-left="3.81mm" fo:margin-right="0mm" fo:margin-top="10.8mm" fo:margin-bottom="0mm" style:line-height-at-least="1.76mm" fo:text-align="start" style:justify-single-word="false" fo:text-indent="0mm" style:auto-text-indent="false">
        <style:tab-stops>
          <style:tab-stop style:position="10.16mm" style:type="char" style:char="."/>
          <style:tab-stop style:position="12.7mm"/>
          <style:tab-stop style:position="172.88mm" style:type="right"/>
        </style:tab-stops>
      </style:paragraph-properties>
    </style:style>
    <style:style style:name="P37" style:family="paragraph" style:parent-style-name="Standard">
      <style:paragraph-properties fo:margin-left="3.81mm" fo:margin-right="0mm" fo:margin-top="10.8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20.74mm"/>
          <style:tab-stop style:position="152.63m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3.81mm" fo:margin-right="0mm" fo:margin-top="6.99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72.88mm" style:type="right"/>
        </style:tab-stops>
      </style:paragraph-properties>
    </style:style>
    <style:style style:name="P39" style:family="paragraph" style:parent-style-name="Standard">
      <style:paragraph-properties fo:margin-left="3.81mm" fo:margin-right="0mm" fo:margin-top="1.91mm" fo:margin-bottom="5.08mm" style:line-height-at-least="1.76mm" fo:text-align="start" style:justify-single-word="false" fo:text-indent="0mm" style:auto-text-indent="false">
        <style:tab-stops>
          <style:tab-stop style:position="12.7mm"/>
          <style:tab-stop style:position="25.75mm"/>
          <style:tab-stop style:position="39.02mm"/>
          <style:tab-stop style:position="63.15mm"/>
          <style:tab-stop style:position="75.6mm"/>
          <style:tab-stop style:position="95.41mm"/>
          <style:tab-stop style:position="105.96mm"/>
          <style:tab-stop style:position="119.54mm"/>
          <style:tab-stop style:position="142.4mm"/>
          <style:tab-stop style:position="172.88mm" style:type="right"/>
        </style:tab-stops>
      </style:paragraph-properties>
    </style:style>
    <style:style style:name="P40" style:family="paragraph" style:parent-style-name="Standard">
      <style:paragraph-properties fo:margin-left="3.81mm" fo:margin-right="0mm" fo:margin-top="10.16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45.12mm" style:leader-style="dotted" style:leader-text="."/>
          <style:tab-stop style:position="139.1m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3.81mm" fo:margin-right="0mm" fo:margin-top="9.53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72.74mm" style:type="right"/>
        </style:tab-stops>
      </style:paragraph-properties>
    </style:style>
    <style:style style:name="P42" style:family="paragraph" style:parent-style-name="Standard">
      <style:paragraph-properties fo:margin-left="3.81mm" fo:margin-right="0mm" fo:margin-top="2.54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72.74mm" style:type="right"/>
        </style:tab-stops>
      </style:paragraph-properties>
    </style:style>
    <style:style style:name="P43" style:family="paragraph" style:parent-style-name="Standard">
      <style:paragraph-properties fo:margin-left="3.81mm" fo:margin-right="0mm" fo:margin-top="1.91mm" fo:margin-bottom="15.88mm" style:line-height-at-least="1.76mm" fo:text-align="start" style:justify-single-word="false" fo:text-indent="0mm" style:auto-text-indent="false">
        <style:tab-stops>
          <style:tab-stop style:position="12.7mm"/>
          <style:tab-stop style:position="72.74mm" style:type="right"/>
        </style:tab-stops>
      </style:paragraph-properties>
    </style:style>
    <style:style style:name="P44" style:family="paragraph" style:parent-style-name="Standard">
      <style:paragraph-properties fo:margin-left="3.81mm" fo:margin-right="0mm" fo:margin-top="0.64mm" fo:margin-bottom="0mm" style:line-height-at-least="1.76mm" fo:text-align="start" style:justify-single-word="false" fo:text-indent="0mm" style:auto-text-indent="false"/>
    </style:style>
    <style:style style:name="P45" style:family="paragraph" style:parent-style-name="Standard">
      <style:paragraph-properties fo:margin-left="74.93mm" fo:margin-right="0mm" fo:margin-top="0.64mm" fo:margin-bottom="0mm" fo:line-height="80%" fo:text-align="start" style:justify-single-word="false" fo:text-indent="0mm" style:auto-text-indent="false"/>
    </style:style>
    <style:style style:name="P46" style:family="paragraph" style:parent-style-name="Standard" style:list-style-name="WWNum2">
      <style:paragraph-properties fo:margin-left="3.81mm" fo:margin-right="3.81mm" fo:margin-top="3.81mm" fo:margin-bottom="2.54mm" fo:line-height="150%" fo:text-align="start" style:justify-single-word="false" fo:text-indent="0mm" style:auto-text-indent="false">
        <style:tab-stops>
          <style:tab-stop style:position="10.16mm" style:type="char" style:char="."/>
          <style:tab-stop style:position="12.7mm"/>
          <style:tab-stop style:position="173.07mm" style:type="right"/>
        </style:tab-stops>
      </style:paragraph-properties>
    </style:style>
    <style:style style:name="P47" style:family="paragraph" style:parent-style-name="Standard">
      <style:paragraph-properties fo:margin-left="3.81mm" fo:margin-right="3.81mm" fo:margin-top="2.54mm" fo:margin-bottom="0mm" fo:line-height="150%" fo:text-align="start" style:justify-single-word="false" fo:text-indent="0mm" style:auto-text-indent="false">
        <style:tab-stops>
          <style:tab-stop style:position="12.7mm"/>
          <style:tab-stop style:position="172.88m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3.81mm" fo:margin-right="90.17mm" fo:margin-top="0mm" fo:margin-bottom="0mm" style:line-height-at-least="1.76mm" fo:text-align="start" style:justify-single-word="false" fo:text-indent="0mm" style:auto-text-indent="false"/>
    </style:style>
    <style:style style:name="P49" style:family="paragraph" style:parent-style-name="Frame_20_contents">
      <style:paragraph-properties fo:margin-left="0mm" fo:margin-right="0mm" fo:margin-top="0mm" fo:margin-bottom="0mm" fo:line-height="85%" fo:text-align="start" style:justify-single-word="false" fo:text-indent="0mm" style:auto-text-indent="false"/>
    </style:style>
    <style:style style:name="P50" style:family="paragraph" style:parent-style-name="Frame_20_contents">
      <style:paragraph-properties fo:margin-left="0mm" fo:margin-right="0mm" fo:margin-top="3.18mm" fo:margin-bottom="1.27mm" fo:line-height="102%" fo:text-align="start" style:justify-single-word="false" fo:text-indent="0mm" style:auto-text-indent="false"/>
    </style:style>
    <style:style style:name="P51" style:family="paragraph" style:parent-style-name="Frame_20_contents">
      <style:paragraph-properties fo:margin-left="0mm" fo:margin-right="36.83mm" fo:margin-top="0mm" fo:margin-bottom="0mm" fo:line-height="7.41mm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21mm" fo:language="en" fo:country="US" fo:font-weight="bold" style:font-size-asian="12pt" style:font-weight-asian="bold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23mm" fo:language="en" fo:country="US" fo:font-weight="bold" style:font-size-asian="12pt" style:font-weight-asian="bold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1.16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0.18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-0.6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12pt" fo:letter-spacing="0.05mm" fo:language="en" fo:country="US" style:font-size-asian="12pt" style:text-scale="105%"/>
    </style:style>
    <style:style style:name="T17" style:family="text">
      <style:text-properties fo:color="#000000" style:text-line-through-style="none" style:text-position="0% 100%" style:font-name="Times New Roman" fo:font-size="12pt" fo:letter-spacing="0.28mm" fo:language="en" fo:country="US" style:font-size-asian="12pt" style:text-scale="105%"/>
    </style:style>
    <style:style style:name="T18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9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20" style:family="text">
      <style:text-properties fo:color="#000000" style:text-line-through-style="none" style:text-position="0% 100%" style:font-name="Times New Roman" fo:font-size="12pt" fo:letter-spacing="0.35mm" fo:language="en" fo:country="US" style:font-size-asian="12pt" style:text-scale="105%"/>
    </style:style>
    <style:style style:name="T21" style:family="text"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T22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23" style:family="text">
      <style:text-properties fo:color="#000000" style:text-line-through-style="none" style:text-position="0% 100%" style:font-name="Times New Roman" fo:font-size="12pt" fo:letter-spacing="-0.25mm" fo:language="en" fo:country="US" style:font-size-asian="12pt" style:text-scale="105%"/>
    </style:style>
    <style:style style:name="T24" style:family="text">
      <style:text-properties fo:color="#000000" style:text-line-through-style="none" style:text-position="0% 100%" style:font-name="Times New Roman" fo:font-size="12pt" fo:letter-spacing="-1.02mm" fo:language="en" fo:country="US" style:font-size-asian="12pt" style:text-scale="105%"/>
    </style:style>
    <style:style style:name="T25" style:family="text">
      <style:text-properties fo:color="#000000" style:text-line-through-style="none" style:text-position="0% 100%" style:font-name="Times New Roman" fo:font-size="27.5pt" fo:letter-spacing="normal" fo:language="en" fo:country="US" fo:font-weight="bold" style:font-size-asian="27.5pt" style:font-weight-asian="bold" style:text-scale="105%"/>
    </style:style>
    <style:style style:name="T26" style:family="text">
      <style:text-properties fo:color="#000000" style:text-line-through-style="none" style:text-position="0% 100%" style:font-name="Times New Roman" fo:font-size="3pt" fo:letter-spacing="normal" fo:language="en" fo:country="US" style:font-size-asian="3pt" style:text-scale="100%"/>
    </style:style>
    <style:style style:name="T27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28" style:family="text">
      <style:text-properties fo:color="#000000" style:text-line-through-style="none" style:text-position="0% 100%" style:font-name="Times New Roman" fo:font-size="9.5pt" fo:letter-spacing="-0.04mm" fo:language="en" fo:country="US" style:font-size-asian="9.5pt" style:text-scale="110%"/>
    </style:style>
    <style:style style:name="T29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30" style:family="text">
      <style:text-properties fo:color="#000000" style:text-line-through-style="none" style:text-position="0% 100%" style:font-name="Times New Roman" fo:font-size="9.5pt" fo:letter-spacing="-0.02mm" fo:language="en" fo:country="US" style:font-size-asian="9.5pt" style:text-scale="110%"/>
    </style:style>
    <style:style style:name="T31" style:family="text">
      <style:text-properties fo:color="#000000" style:text-line-through-style="none" style:text-position="0% 100%" style:font-name="Arial" fo:font-size="3pt" fo:letter-spacing="normal" fo:language="en" fo:country="US" style:font-size-asian="3pt" style:text-scale="100%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<text:span text:style-name="T2">THE COMPANIES ACT<text:line-break/></text:span><text:span text:style-name="T4">(CHAPTER 50)<text:line-break/></text:span><text:span text:style-name="T6">SECTIONS 67(1) AND (3)</text:span></text:p>
            <text:p text:style-name="P14"><text:span text:style-name="T8">STATEMENT OF AMOUNT OR RATE </text:span><text:span text:style-name="T9">OF COMMISSION AND BROKERA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P15"><text:span text:style-name="T3">FORM</text:span></text:p>
            <text:p text:style-name="P16"><text:span text:style-name="T25">26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</table:table>
      <text:p text:style-name="P17"/>
      <text:p text:style-name="P18"><text:span text:style-name="T3">Folio No</text:span></text:p>
      <text:p text:style-name="P2"><text:span text:style-name="T5">Name of Company:</text:span></text:p>
      <text:p text:style-name="P5"><text:span text:style-name="T3">Company No:</text:span></text:p>
      <text:p text:style-name="P19"><text:span text:style-name="T3">#PART I</text:span></text:p>
      <text:p text:style-name="P21"><text:span text:style-name="T3">COMMISSION</text:span></text:p>
      <text:p text:style-name="P22"><text:span text:style-name="T10">1.<text:tab/></text:span><text:span text:style-name="T11">The article of association of the abovenamed company authorising payment of</text:span></text:p>
      <text:p text:style-name="P6"><text:span text:style-name="T3">commission is article No</text:span><text:span text:style-name="T26">. <text:tab/></text:span></text:p>
      <text:p text:style-name="P8"><text:span text:style-name="T12">*2.<text:tab/></text:span><text:span text:style-name="T13">The amount agreed to be paid as commission for subscribing or agreeing to subscribe or</text:span></text:p>
      <text:p text:style-name="P7"><text:span text:style-name="T14">procuring or agreeing to procure subscriptions for any shares in the company is $<text:tab/></text:span></text:p>
      <text:p text:style-name="P9"><text:span text:style-name="T12">*2.<text:tab/></text:span><text:span text:style-name="T15">The rate of commission for subscribing or agreeing to subscribe or procuring or agreeing</text:span></text:p>
      <text:p text:style-name="P25"><text:span text:style-name="T16">to procure subscriptions of any shares in the company is <text:tab/></text:span><text:span text:style-name="T17"> % of the<text:line-break/><text:line-break/></text:span><text:span text:style-name="T18">price at which the shares are issued.</text:span></text:p>
      <text:p text:style-name="P10"><text:span text:style-name="T3">t3.<text:tab/>The date of the circular or notice (not being a prospectus) inviting subscription for the</text:span></text:p>
      <text:p text:style-name="P11"><text:span text:style-name="T19">shares<text:tab/></text:span><text:span text:style-name="T17">and disclosing the<text:tab/></text:span><text:span text:style-name="T20">amount or rate<text:tab/></text:span><text:span text:style-name="T21">of the<text:tab/></text:span><text:span text:style-name="T17">commission was</text:span></text:p>
      <text:list xml:id="list15314465461" text:style-name="WWNum1">
        <text:list-item>
          <text:p text:style-name="P23"><text:span text:style-name="T14">The date when the commission is payable is <text:tab/></text:span></text:p>
        </text:list-item>
        <text:list-item>
          <text:p text:style-name="P24"><text:span text:style-name="T21">The number of shares for which persons have agreed for a commission to subscribe</text:span></text:p>
        </text:list-item>
      </text:list>
      <text:p text:style-name="P12"><text:span text:style-name="T13">absolutely is <text:tab/></text:span></text:p>
      <text:p text:style-name="Standard"/>
      <text:p text:style-name="Standard"/>
      <text:section text:style-name="Sect1" text:name="TextSection">
        <text:p text:style-name="P3"><text:span text:style-name="T22">Lodged in the office of the Registrar of Companies &amp; </text:span><text:span text:style-name="T5">Businesses by:</text:span></text:p>
        <text:p text:style-name="P49"><text:span text:style-name="T14">For Official Use</text:span></text:p>
        <text:p text:style-name="P26"><text:span text:style-name="T3">Name: </text:span><text:span text:style-name="T22">Address:</text:span></text:p>
        <text:p text:style-name="P51"><text:span text:style-name="T1">Date of Registration: </text:span><text:span text:style-name="T3">Receipt No:</text:span></text:p>
        <text:p text:style-name="P50"><text:span text:style-name="T3">Checked By:</text:span></text:p>
        <text:p text:style-name="P13"><text:soft-page-break/><text:span text:style-name="T19">A/c No:<text:tab/></text:span><text:span text:style-name="T3">Tel No:</text:span></text:p>
        <text:p text:style-name="P27"><text:span text:style-name="T3">Fax No:</text:span></text:p>
        <text:p text:style-name="Standard"/>
        <text:p text:style-name="Standard"/>
      </text:section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text:span text:style-name="T1">FORM 26 CONTINUATION SHEET 1</text:span></text:p>
          </table:table-cell>
          <table:table-cell table:style-name="Table2.B1" table:number-rows-spanned="2" office:value-type="string">
            <text:p text:style-name="P29"><text:span text:style-name="T3">FORM</text:span></text:p>
            <text:p text:style-name="P31"><text:span text:style-name="T25">26</text:span></text:p>
            <text:p text:style-name="P30"><text:span text:style-name="T3">Folio No</text:span></text:p>
          </table:table-cell>
        </table:table-row>
        <table:table-row table:style-name="Table2.2">
          <table:table-cell table:style-name="Table2.A2" office:value-type="string">
            <text:p text:style-name="Standard"/>
          </table:table-cell>
          <table:covered-table-cell/>
        </table:table-row>
      </table:table>
      <text:p text:style-name="P17"/>
      <text:p text:style-name="P34"><text:span text:style-name="T5">Name of Company:</text:span></text:p>
      <text:p text:style-name="P35"><text:span text:style-name="T3">Company No:</text:span></text:p>
      <text:p text:style-name="P45"><text:span text:style-name="T3">APART II</text:span></text:p>
      <text:p text:style-name="P20"><text:span text:style-name="T3">BROKERAGE</text:span></text:p>
      <text:list xml:id="list1802242007" text:style-name="WWNum2">
        <text:list-item>
          <text:p text:style-name="P46"><text:span text:style-name="T3">6.<text:tab/>The amount agreed to be paid as brokerage for subscribing or agreeing to subscribe or<text:line-break/><text:line-break/>procuring or agreeing to procure subscriptions for any shares in the abovenamed company is</text:span></text:p>
        </text:list-item>
        <text:list-item>
          <text:p text:style-name="P36"><text:span text:style-name="T3">6.<text:tab/></text:span><text:span text:style-name="T14">The rate of brokerage for subscribing or agreeing to subscribe or procuring or agreeing to</text:span></text:p>
        </text:list-item>
      </text:list>
      <text:p text:style-name="P47"><text:span text:style-name="T15">procure subscriptions for any shares in the abovenamed company is <text:tab/></text:span><text:span text:style-name="T3"> % of<text:line-break/><text:line-break/></text:span><text:span text:style-name="T14">the price at which the shares are issued.</text:span></text:p>
      <text:p text:style-name="P38"><text:span text:style-name="T3">t7.<text:tab/>The date of the circular or notice (not being a prospectus) inviting subscription for the</text:span></text:p>
      <text:p text:style-name="P39"><text:span text:style-name="T19">shares<text:tab/></text:span><text:span text:style-name="T3">and<text:tab/></text:span><text:span text:style-name="T13">disclosing<text:tab/></text:span><text:span text:style-name="T3">the<text:tab/></text:span><text:span text:style-name="T5">amount<text:tab/></text:span><text:span text:style-name="T3">or<text:tab/></text:span><text:span text:style-name="T7">rate<text:tab/></text:span><text:span text:style-name="T21">of the<text:tab/></text:span><text:span text:style-name="T23">brokerage<text:tab/></text:span><text:span text:style-name="T3">was</text:span></text:p>
      <text:p text:style-name="P37"><text:span text:style-name="T24">8.<text:tab/></text:span><text:span text:style-name="T14">The date when the brokerage is payable is <text:tab/></text:span></text:p>
      <text:p text:style-name="P40"><text:span text:style-name="T5">Dated this <text:tab/></text:span><text:span text:style-name="T3">day of<text:tab/></text:span></text:p>
      <text:p text:style-name="P41"><text:span text:style-name="T5">Signature of all the directors or<text:tab/></text:span><text:span text:style-name="T31">(</text:span></text:p>
      <text:p text:style-name="P42"><text:span text:style-name="T5">proposed directors or of their<text:tab/></text:span><text:span text:style-name="T31">(</text:span></text:p>
      <text:p text:style-name="P43"><text:span text:style-name="T5">agents authorised in writing<text:tab/></text:span><text:span text:style-name="T31">(</text:span></text:p>
      <text:p text:style-name="P44"><text:span text:style-name="T27"># Delete this part if inapplicable.</text:span></text:p>
      <text:p text:style-name="P48"><text:span text:style-name="T28">* Delete whichever paragraph under "2" is inapplicable. </text:span><text:span text:style-name="T29">t Delete this paragraph if inapplicable.</text:span></text:p>
      <text:list xml:id="list1189969901" text:style-name="WWNum3">
        <text:list-item>
          <text:p text:style-name="P33"><text:span text:style-name="T30">Delete whichever paragraph under "6" if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7mm"/>
        </style:tab-stops>
      </style:paragraph-properties>
      <style:text-properties fo:color="#00000a" style:font-name="F" fo:font-size="11pt" fo:language="en" fo:country="US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default-outline-level="" style:class="extra"/>
    <style:style style:name="ListLabel_20_1" style:display-name="ListLabel 1" style:family="text">
      <style:text-properties fo:color="#000000" style:text-line-through-style="none" style:text-position="0% 100%" fo:font-size="12pt" fo:letter-spacing="-0.07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ListLabel_20_3" style:display-name="ListLabel 3" style:family="text">
      <style:text-properties fo:color="#000000" style:text-line-through-style="none" style:text-position="0% 100%" fo:font-size="9.5pt" fo:letter-spacing="-0.02mm" fo:language="en" fo:country="US" style:font-size-asian="9.5pt" style:text-scale="110%"/>
    </style:style>
    <style:style style:name="ListLabel_20_4" style:display-name="ListLabel 4" style:family="text">
      <style:text-properties fo:color="#000000" style:text-line-through-style="none" style:text-position="0% 0%" fo:font-size="12pt" fo:letter-spacing="-0.07mm" style:font-size-asian="12pt" style:text-scale="105%"/>
    </style:style>
    <style:style style:name="ListLabel_20_5" style:display-name="ListLabel 5" style:family="text">
      <style:text-properties fo:color="#000000" style:text-line-through-style="none" style:text-position="0% 0%" fo:font-size="12pt" fo:letter-spacing="normal" style:font-size-asian="12pt" style:font-name-complex="Symbol1" style:text-scale="105%"/>
    </style:style>
    <style:style style:name="ListLabel_20_6" style:display-name="ListLabel 6" style:family="text">
      <style:text-properties fo:color="#000000" style:text-line-through-style="none" style:text-position="0% 0%" fo:font-size="9.5pt" fo:letter-spacing="-0.02mm" style:font-size-asian="9.5pt" style:font-name-complex="Symbol1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4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mm" fo:text-indent="-6.35mm" fo:margin-left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54mm" fo:text-indent="-6.35mm" fo:margin-left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1.77mm" fo:margin-bottom="14.29mm" fo:margin-left="22.01mm" fo:margin-right="12.88mm" style:writing-mode="lr-tb" style:layout-grid-color="#c0c0c0" style:layout-grid-lines="61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meta:document-statistic meta:table-count="2" meta:image-count="0" meta:object-count="0" meta:page-count="3" meta:paragraph-count="48" meta:word-count="365" meta:character-count="2079" meta:non-whitespace-character-count="1749"/>
    <meta:generator>LibreOffice/3.5$Linux_X86_64 LibreOffice_project/350m1$Build-2</meta:generator>
  </office:meta>
</office:document-meta>
</file>